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4.821cm" fo:min-width="12.826cm"/>
    </style:style>
    <style:style style:name="gr2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P1" style:family="paragraph">
      <loext:graphic-properties draw:fill="solid" draw:fill-color="#ff0000"/>
      <style:paragraph-properties fo:text-align="center"/>
    </style:style>
    <style:style style:name="P2" style:family="paragraph">
      <loext:graphic-properties draw:fill="none" draw:fill-color="#ffffff"/>
      <style:text-properties style:font-name="OCR A Extended" fo:font-size="30pt" fo:font-weight="bold" style:font-size-asian="35pt" style:font-weight-asian="bold" style:font-size-complex="35pt" style:font-weight-complex="bold"/>
    </style:style>
    <style:style style:name="T1" style:family="text">
      <style:text-properties style:font-name="OCR A Extended" fo:font-size="30pt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7cm" svg:height="5.715cm" svg:x="1.905cm" svg:y="5.74cm">
          <text:p/>
          <draw:enhanced-geometry svg:viewBox="0 0 21600 21600" draw:path-stretchpoint-x="10800" draw:path-stretchpoint-y="10800" draw:text-areas="?f3 ?f4 ?f5 ?f6" draw:type="round-rectangle" draw:modifiers="4166.750629722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7.62cm" svg:height="1.588cm" svg:x="0.025cm" svg:y="0.025cm">
          <draw:text-box>
            <text:p><text:span text:style-name="T1">Colección</text:span></text:p>
          </draw:text-box>
        </draw:frame>
        <draw:frame draw:style-name="gr2" draw:text-style-name="P2" draw:layer="layout" svg:width="7.62cm" svg:height="1.588cm" draw:transform="rotate (-3.14159265358979) translate (17.755cm 27.915cm)">
          <draw:text-box>
            <text:p><text:span text:style-name="T1">Colección</text:span></text:p>
          </draw:text-box>
        </draw:frame>
        <draw:custom-shape draw:style-name="gr1" draw:text-style-name="P1" draw:layer="layout" svg:width="13.97cm" svg:height="5.715cm" svg:x="1.906cm" svg:y="16.535cm">
          <text:p/>
          <draw:enhanced-geometry svg:viewBox="0 0 21600 21600" draw:path-stretchpoint-x="10800" draw:path-stretchpoint-y="10800" draw:text-areas="?f3 ?f4 ?f5 ?f6" draw:type="round-rectangle" draw:modifiers="4166.750629722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25cm" fo:margin-bottom="0.025cm" fo:margin-left="0.025cm" fo:margin-right="0.025cm" fo:page-width="17.78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3T19:28:26.665000000</meta:creation-date>
    <dc:date>2023-04-04T13:23:52.633000000</dc:date>
    <meta:editing-duration>PT34M35S</meta:editing-duration>
    <meta:editing-cycles>4</meta:editing-cycles>
    <meta:generator>LibreOffice/7.5.0.3$Windows_X86_64 LibreOffice_project/c21113d003cd3efa8c53188764377a8272d9d6de</meta:generator>
    <meta:document-statistic meta:object-count="4"/>
  </office:meta>
</office:document-meta>
</file>